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4AD5377ED5F.png" manifest:media-type="image/png"/>
  <manifest:file-entry manifest:full-path="Pictures/1000020100000640000004ADFBAD5771.png" manifest:media-type="image/png"/>
  <manifest:file-entry manifest:full-path="Pictures/1000020100000640000004AD1F971F8D.png" manifest:media-type="image/png"/>
  <manifest:file-entry manifest:full-path="Pictures/1000020100000640000004AD766578C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resh_25_20and_25_20Serious-title">
      <style:graphic-properties draw:auto-grow-height="true" fo:min-height="2.306cm"/>
    </style:style>
    <style:style style:name="pr2" style:family="presentation" style:parent-style-name="Fresh_25_20and_25_20Serious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2.4cm"/>
    </style:style>
    <style:style style:name="pr4" style:family="presentation" style:parent-style-name="Standard_20_1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fo:min-height="2.4cm"/>
    </style:style>
    <style:style style:name="pr6" style:family="presentation" style:parent-style-name="Standard_20_1-notes">
      <style:graphic-properties draw:fill-color="#ffffff" fo:min-height="13.364cm"/>
    </style:style>
  </office:automatic-styles>
  <office:body>
    <office:presentation>
      <draw:page draw:name="page1" draw:style-name="dp1" draw:master-page-name="Fresh_25_20and_25_20Serious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sh_25_20and_25_20Serious-background" style:display-name="Fresh%20and%20Serious-background" style:family="presentation">
      <style:graphic-properties draw:stroke="none" draw:fill="none"/>
      <style:text-properties style:letter-kerning="true"/>
    </style:style>
    <style:style style:name="Fresh_25_20and_25_20Serious-backgroundobjects" style:display-name="Fresh%20and%20Serio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_25_20and_25_20Serious-notes" style:display-name="Fresh%20and%20Serio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1" style:display-name="Fresh%20and%20Serious-outline1" style:family="presentation">
      <style:graphic-properties draw:stroke="none" draw:fill="none" draw:auto-grow-height="false" draw:fit-to-size="shrink-to-fit">
        <text:list-style style:name="Fresh_25_20and_25_20Serious-outline1" style:display-name="Fresh%20and%20Serio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outline2" style:display-name="Fresh%20and%20Serious-outline2" style:family="presentation" style:parent-style-name="Fresh_25_20and_25_20Serious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Fresh_25_20and_25_20Serious-outline3" style:display-name="Fresh%20and%20Serious-outline3" style:family="presentation" style:parent-style-name="Fresh_25_20and_25_20Serious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Fresh_25_20and_25_20Serious-outline4" style:display-name="Fresh%20and%20Serious-outline4" style:family="presentation" style:parent-style-name="Fresh_25_20and_25_20Serious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Fresh_25_20and_25_20Serious-outline5" style:display-name="Fresh%20and%20Serious-outline5" style:family="presentation" style:parent-style-name="Fresh_25_20and_25_20Serious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6" style:display-name="Fresh%20and%20Serious-outline6" style:family="presentation" style:parent-style-name="Fresh_25_20and_25_20Serious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7" style:display-name="Fresh%20and%20Serious-outline7" style:family="presentation" style:parent-style-name="Fresh_25_20and_25_20Serious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8" style:display-name="Fresh%20and%20Serious-outline8" style:family="presentation" style:parent-style-name="Fresh_25_20and_25_20Serious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outline9" style:display-name="Fresh%20and%20Serious-outline9" style:family="presentation" style:parent-style-name="Fresh_25_20and_25_20Serious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Fresh_25_20and_25_20Serious-subtitle" style:display-name="Fresh%20and%20Serious-subtitle" style:family="presentation">
      <style:graphic-properties draw:stroke="none" draw:fill="none" draw:textarea-vertical-align="middle">
        <text:list-style style:name="Fresh_25_20and_25_20Serious-subtitle" style:display-name="Fresh%20and%20Serio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_25_20and_25_20Serious-title" style:display-name="Fresh%20and%20Serious-title" style:family="presentation">
      <style:graphic-properties draw:stroke="none" draw:fill="none" draw:textarea-vertical-align="middle" draw:fit-to-size="shrink-to-fit">
        <text:list-style style:name="Fresh_25_20and_25_20Serious-title" style:display-name="Fresh%20and%20Serio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shrink-to-fit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fit-to-size="shrink-to-fit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 draw:fit-to-size="shrink-to-fit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sh_25_20and_25_20Serio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resh_25_20and_25_20Serio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Fresh_25_20and_25_20Seriou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resh_25_20and_25_20Serious" style:display-name="Fresh%20and%20Serious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.054cm">
        <draw:image xlink:href="Pictures/1000020100000640000004AD766578CC.png" xlink:type="simple" xlink:show="embed" xlink:actuate="onLoad">
          <text:p/>
        </draw:image>
      </draw:frame>
      <draw:frame presentation:style-name="Fresh_25_20and_25_20Serious-title" draw:layer="backgroundobjects" svg:width="25.199cm" svg:height="2.306cm" svg:x="1.401cm" svg:y="9.8cm" presentation:class="title" presentation:placeholder="true">
        <draw:text-box/>
      </draw:frame>
      <draw:frame presentation:style-name="Fresh_25_20and_25_20Serious-outline1" draw:layer="backgroundobjects" svg:width="25.199cm" svg:height="5.2cm" svg:x="1.4cm" svg:y="13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resh_25_20and_25_20Serious-title" draw:layer="backgroundobjects" svg:width="14.848cm" svg:height="11.135cm" svg:x="3.075cm" svg:y="2.257cm" presentation:class="page"/>
        <draw:frame presentation:style-name="Fresh_25_20and_25_20Serio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1F971F8D.png" xlink:type="simple" xlink:show="embed" xlink:actuate="onLoad">
          <text:p/>
        </draw:image>
      </draw:frame>
      <draw:frame presentation:style-name="Standard_20_1-title" draw:layer="backgroundobjects" svg:width="25.199cm" svg:height="2.4cm" svg:x="1.4cm" svg:y="0.2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.001cm" svg:y="0cm">
        <draw:image xlink:href="Pictures/1000020100000640000004ADFBAD5771.png" xlink:type="simple" xlink:show="embed" xlink:actuate="onLoad">
          <text:p/>
        </draw:image>
      </draw:frame>
      <draw:frame presentation:style-name="Standard_20_2-title" draw:layer="backgroundobjects" svg:width="25.199cm" svg:height="2.4cm" svg:x="1.4cm" svg:y="0.2cm" presentation:class="title" presentation:placeholder="true">
        <draw:text-box/>
      </draw:frame>
      <draw:frame presentation:style-name="Standard_20_2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3" draw:layer="backgroundobjects" svg:width="27.999cm" svg:height="20.946cm" svg:x="0cm" svg:y="0cm">
        <draw:image xlink:href="Pictures/1000020100000640000004AD5377ED5F.png" xlink:type="simple" xlink:show="embed" xlink:actuate="onLoad">
          <text:p/>
        </draw:image>
      </draw:frame>
      <draw:frame presentation:style-name="Standard_20_3-title" draw:layer="backgroundobjects" svg:width="25.199cm" svg:height="2.4cm" svg:x="1.4cm" svg:y="0.2cm" presentation:class="title" presentation:placeholder="true">
        <draw:text-box/>
      </draw:frame>
      <draw:frame presentation:style-name="Standard_20_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0.001cm" svg:height="0.001cm" svg:x="0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1:00:33.986760648</meta:creation-date>
    <meta:editing-duration>PT4S</meta:editing-duration>
    <meta:editing-cycles>3</meta:editing-cycles>
    <meta:generator>LibreOffice/4.2.8.2$Linux_X86_64 LibreOffice_project/420m0$Build-2</meta:generator>
    <meta:initial-creator>Bagus Tris Atmaja</meta:initial-creator>
    <dc:date>2015-10-21T21:01:36.768558719</dc:date>
    <dc:creator>Bagus Tris Atmaja</dc:creator>
    <meta:document-statistic meta:object-count="67"/>
  </office:meta>
</office:document-meta>
</file>